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144" officeooo:paragraph-rsid="00183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22:45:39.500398757</meta:creation-date>
    <dc:date>2020-06-23T22:46:00.980931871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4.3.2$Linux_X86_64 LibreOffice_project/40$Build-2</meta:generator>
  </office:meta>
</office:document-meta>
</file>